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db884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lato" fo:font-size="12pt" fo:letter-spacing="normal" fo:font-style="normal" officeooo:paragraph-rsid="001db884" style:font-size-asian="12pt" style:font-style-asian="normal"/>
    </style:style>
    <style:style style:name="P3" style:family="paragraph" style:parent-style-name="Standard">
      <style:paragraph-properties fo:text-align="center" style:justify-single-word="false"/>
      <style:text-properties officeooo:paragraph-rsid="001db884"/>
    </style:style>
    <style:style style:name="T1" style:family="text">
      <style:text-properties fo:font-variant="normal" fo:text-transform="none" fo:color="#000000" style:font-name="lato" fo:font-size="12pt" fo:letter-spacing="normal" fo:font-style="normal" fo:font-weight="normal" style:font-size-asian="12pt" style:font-style-asian="normal" style:font-weight-asian="normal"/>
    </style:style>
    <style:style style:name="T2" style:family="text">
      <style:text-properties fo:font-variant="normal" fo:text-transform="none" fo:color="#000000" style:font-name="lato" fo:font-size="12pt" fo:letter-spacing="normal" fo:font-style="normal" fo:font-weight="normal" officeooo:rsid="001db884" style:font-size-asian="12pt" style:font-style-asian="normal" style:font-weight-asian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GO TO AUTO WEBPAGE SCRAPING </text:span></text:p>
      <text:p text:style-name="P3"><text:span text:style-name="T4"/></text:p>
      <text:p text:style-name="P3"><text:span text:style-name="T4"/></text:p>
      <text:p text:style-name="P1"><text:span text:style-name="T3">This </text:span><text:span text:style-name="T1">is a locally owned and operated business, specializing in luxury cars. The page contains details about different types of luxury cars.</text:span></text:p>
      <text:p text:style-name="P2"/>
      <text:p text:style-name="P1"><text:span text:style-name="T1">Main technique used to scrap the page is TRIAL and ERROR method. I tried out it by taking the possible parent and child. For collecting the page data first I used <text:s/>“requests.get()”,which commonly used in python to get informations from webpages. But that was not working for this page, by using this I am not able to get the whole data. Huge amount of informations are missing. So I went for another one, i.e. Selenium, a web scraping tool. Using that I collected the whole data of the two pages of the inventory in html format. For finding the parent and child I used the debugging technique. After finding the correct parent and child, started scraping the information with “i.find_</text:span><text:span text:style-name="T2">all</text:span><text:span text:style-name="T1">()”.</text:span></text:p>
      <text:p text:style-name="P1"><text:span text:style-name="T1"/></text:p>
      <text:p text:style-name="P1"><text:span text:style-name="T1">For task 1, append the scraped information to a dictionary named “car”, and using that I created DataFame named “df”.Finally saved that DataFrame into csv file.</text:span></text:p>
      <text:p text:style-name="P2"/>
      <text:p text:style-name="P1"><text:span text:style-name="T1">For task 2, I collected information from the first page of inventory section. Using the TRIAL and ERROR method find out the parent and child. After scraping I wrote it into text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6:08:44.520078034</meta:creation-date>
    <dc:date>2022-02-21T16:10:49.741046106</dc:date>
    <meta:editing-duration>PT2M5S</meta:editing-duration>
    <meta:editing-cycles>1</meta:editing-cycles>
    <meta:document-statistic meta:table-count="0" meta:image-count="0" meta:object-count="0" meta:page-count="1" meta:paragraph-count="5" meta:word-count="206" meta:character-count="1201" meta:non-whitespace-character-count="998"/>
    <meta:generator>LibreOffice/6.0.7.3$Linux_X86_64 LibreOffice_project/00m0$Build-3</meta:generator>
  </office:meta>
</office:document-meta>
</file>